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600000017DB283C3B8397B1A4.png" manifest:media-type="image/png"/>
  <manifest:file-entry manifest:full-path="Pictures/100010B4000003ED0000026151D820536F73D877.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Kopfzeile_20_Untertitel">
      <style:paragraph-properties fo:text-align="start" style:justify-single-word="false"/>
    </style:style>
    <style:style style:name="P2" style:family="paragraph" style:parent-style-name="Kopfzeile_20_Untertitel">
      <style:paragraph-properties fo:text-align="start" style:justify-single-word="false"/>
      <style:text-properties officeooo:paragraph-rsid="00066a6e"/>
    </style:style>
    <style:style style:name="P3" style:family="paragraph" style:parent-style-name="Kopfzeile_20_Untertitel">
      <style:text-properties fo:font-weight="bold" officeooo:paragraph-rsid="00066a6e" style:font-weight-asian="bold" style:font-weight-complex="bold"/>
    </style:style>
    <style:style style:name="P4" style:family="paragraph" style:parent-style-name="Kopfzeile_20_Kapitel">
      <style:text-properties officeooo:rsid="00a069c7" officeooo:paragraph-rsid="00a069c7"/>
    </style:style>
    <style:style style:name="P5" style:family="paragraph" style:parent-style-name="Kopfzeile_20_Titel">
      <style:text-properties officeooo:paragraph-rsid="00066a6e"/>
    </style:style>
    <style:style style:name="P6" style:family="paragraph" style:parent-style-name="Deckblatt_20_Abgabedatum">
      <style:text-properties officeooo:paragraph-rsid="0043408d"/>
    </style:style>
    <style:style style:name="P7" style:family="paragraph" style:parent-style-name="Deckblatt_20_Anschrift_20_des_20_Prüflings">
      <style:text-properties style:font-name="Arial" officeooo:rsid="0043408d" officeooo:paragraph-rsid="0043408d"/>
    </style:style>
    <style:style style:name="P8" style:family="paragraph" style:parent-style-name="Deckblatt_20_Anschrift_20_des_20_Prüflings">
      <style:text-properties style:font-name="Arial" officeooo:rsid="00503f9d" officeooo:paragraph-rsid="00503f9d"/>
    </style:style>
    <style:style style:name="P9" style:family="paragraph" style:parent-style-name="Deckblatt_20_Ausbildungsberuf">
      <style:text-properties officeooo:paragraph-rsid="0043408d"/>
    </style:style>
    <style:style style:name="P10" style:family="paragraph" style:parent-style-name="Deckblatt_20_Name_20_des_20_Prüflings">
      <style:text-properties style:font-name="Arial" officeooo:rsid="0043408d" officeooo:paragraph-rsid="0043408d"/>
    </style:style>
    <style:style style:name="P11" style:family="paragraph" style:parent-style-name="Deckblatt_20_Überschrift">
      <style:text-properties officeooo:paragraph-rsid="0043408d"/>
    </style:style>
    <style:style style:name="P12" style:family="paragraph" style:parent-style-name="Deckblatt_20_Dokumentation">
      <style:text-properties style:font-name="Arial" fo:font-size="18pt" fo:font-weight="bold" officeooo:rsid="009d30f5" officeooo:paragraph-rsid="009d30f5" style:font-size-asian="18pt" style:font-weight-asian="bold" style:font-size-complex="18pt" style:font-weight-complex="bold"/>
    </style:style>
    <style:style style:name="P13" style:family="paragraph" style:parent-style-name="Deckblatt_20_Anschrift_20_des_20_Unternehmens">
      <style:text-properties fo:font-weight="bold" officeooo:rsid="00a3ef29" officeooo:paragraph-rsid="00a3ef29" style:font-weight-asian="bold" style:font-weight-complex="bold"/>
    </style:style>
    <style:style style:name="P14" style:family="paragraph" style:parent-style-name="Deckblatt_20_Anschrift_20_des_20_Unternehmens">
      <style:text-properties fo:font-weight="normal" officeooo:rsid="00a3ef29" officeooo:paragraph-rsid="00a3ef29" style:font-weight-asian="normal" style:font-weight-complex="normal"/>
    </style:style>
    <style:style style:name="P15" style:family="paragraph" style:parent-style-name="First_20_paragraph">
      <style:text-properties style:font-name="Arial" officeooo:paragraph-rsid="00a04495"/>
    </style:style>
    <style:style style:name="P16" style:family="paragraph" style:parent-style-name="Standard">
      <style:text-properties officeooo:paragraph-rsid="00a04495"/>
    </style:style>
    <style:style style:name="P17" style:family="paragraph" style:parent-style-name="Text_20_body">
      <style:text-properties style:font-name="Arial" officeooo:paragraph-rsid="00a04495"/>
    </style:style>
    <style:style style:name="P18" style:family="paragraph" style:parent-style-name="Standard" style:master-page-name="First_20_Page">
      <style:paragraph-properties fo:text-align="center" style:justify-single-word="false" style:page-number="auto" fo:break-before="page"/>
    </style:style>
    <style:style style:name="P19" style:family="paragraph" style:parent-style-name="First_20_paragraph">
      <style:text-properties style:font-name="Arial" officeooo:paragraph-rsid="00a04495"/>
    </style:style>
    <style:style style:name="P20" style:family="paragraph" style:parent-style-name="Heading_20_1">
      <style:text-properties style:font-name="Arial" officeooo:paragraph-rsid="00a04495"/>
    </style:style>
    <style:style style:name="P21" style:family="paragraph" style:parent-style-name="Heading_20_1" style:master-page-name="Inhalt">
      <style:paragraph-properties style:page-number="1"/>
      <style:text-properties officeooo:paragraph-rsid="00a04495"/>
    </style:style>
    <style:style style:name="P22" style:family="paragraph" style:parent-style-name="Heading_20_2">
      <style:text-properties officeooo:rsid="009f2337" officeooo:paragraph-rsid="00a04495"/>
    </style:style>
    <style:style style:name="P23" style:family="paragraph" style:parent-style-name="Heading_20_2">
      <style:text-properties officeooo:paragraph-rsid="00a04495"/>
    </style:style>
    <style:style style:name="P24" style:family="paragraph" style:parent-style-name="Heading_20_2">
      <style:text-properties style:font-name="Arial" officeooo:paragraph-rsid="00a04495"/>
    </style:style>
    <style:style style:name="P25" style:family="paragraph" style:parent-style-name="Text_20_body" style:list-style-name="L1">
      <style:text-properties style:font-name="Arial" officeooo:paragraph-rsid="00a04495"/>
    </style:style>
    <style:style style:name="P26" style:family="paragraph" style:parent-style-name="Text_20_body" style:list-style-name="L2">
      <style:text-properties style:font-name="Arial" officeooo:paragraph-rsid="00a04495"/>
    </style:style>
    <style:style style:name="P27" style:family="paragraph" style:parent-style-name="Text_20_body" style:list-style-name="L3">
      <style:text-properties style:font-name="Arial" officeooo:paragraph-rsid="00a04495"/>
    </style:style>
    <style:style style:name="P28" style:family="paragraph" style:parent-style-name="Text_20_body" style:list-style-name="L4">
      <style:text-properties style:font-name="Arial" officeooo:paragraph-rsid="00a04495"/>
    </style:style>
    <style:style style:name="P29" style:family="paragraph" style:parent-style-name="Text_20_body" style:list-style-name="L5"/>
    <style:style style:name="T1" style:family="text">
      <style:text-properties style:font-name="Arial" fo:font-weight="normal" officeooo:rsid="0044a590" style:font-weight-asian="normal"/>
    </style:style>
    <style:style style:name="T2" style:family="text">
      <style:text-properties style:font-name="Arial" officeooo:rsid="0044a459"/>
    </style:style>
    <style:style style:name="T3" style:family="text">
      <style:text-properties style:font-name="Arial" officeooo:rsid="0044a590"/>
    </style:style>
    <style:style style:name="T4" style:family="text">
      <style:text-properties style:font-name="Arial" officeooo:rsid="0043408d"/>
    </style:style>
    <style:style style:name="T5" style:family="text">
      <style:text-properties fo:font-weight="bold" style:font-weight-asian="bold" style:font-weight-complex="bold"/>
    </style:style>
    <style:style style:name="T6" style:family="text">
      <style:text-properties officeooo:rsid="00a069c7"/>
    </style:style>
    <style:style style:name="T7" style:family="text">
      <style:text-properties officeooo:rsid="0043408d"/>
    </style:style>
    <style:style style:name="T8" style:family="text">
      <style:text-properties officeooo:rsid="00503f9d"/>
    </style:style>
    <style:style style:name="T9" style:family="text">
      <style:text-properties officeooo:rsid="00561497"/>
    </style:style>
    <style:style style:name="T10" style:family="text">
      <style:text-properties officeooo:rsid="00a01671"/>
    </style:style>
    <style:style style:name="T11" style:family="text">
      <style:text-properties officeooo:rsid="00a1c57d"/>
    </style:style>
    <style:style style:name="T12" style:family="text"/>
    <style:style style:name="fr1"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15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Abkuerzungen.sdi"/>
      <text:p text:style-name="P18"><draw:frame draw:style-name="fr1" draw:name="Picture 1" text:anchor-type="as-char" svg:y="0cm" svg:width="4.995cm" style:rel-width="scale" svg:height="2.505cm" style:rel-height="scale" draw:z-index="3"><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IHK.png</svg:desc></draw:frame></text:p>
      <text:p text:style-name="Deckblatt_20_Prüfung"><text:span text:style-name="T9">IHK-Essen<text:line-break/>MEO FI Anw. 1 (AP T2V1)<text:line-break/></text:span>Abschlussprüfung Sommer 20<text:span text:style-name="T9">22</text:span></text:p>
      <text:p text:style-name="P9">Fachinformatiker/Fachinformatikerin (VO 2020) <text:line-break/>Fachrichtung:Anwendungsentwicklung</text:p>
      <text:p text:style-name="P12">Lastenheft</text:p>
      <text:p text:style-name="Deckblatt_20_Titel">Prototyp zur Überwachung der Luftqualität</text:p>
      <text:p text:style-name="Deckblatt_20_Untertitel">Entwurf und Bau eines Prototyps zur Überwachung der Luftqualität in den Schulungsräumen der IT-Akademie.</text:p>
      <text:p text:style-name="P6">Abgabedatum: <text:span text:style-name="T4">Essen</text:span>, den <text:span text:style-name="T7">04.05.</text:span><text:span text:style-name="T4">2022</text:span></text:p>
      <text:p text:style-name="P11">Prüfungsbewerber:</text:p>
      <text:p text:style-name="P10">Norbert Heimsath</text:p>
      <text:p text:style-name="P7">Mergelstraße 25</text:p>
      <text:p text:style-name="P7">45478 Mülheim <text:span text:style-name="T8">an der Ruhr</text:span></text:p>
      <text:p text:style-name="P8"><text:a xlink:type="simple" xlink:href="mailto:norbert@heimsath.org" text:style-name="Internet_20_link" text:visited-style-name="Visited_20_Internet_20_Link">norbert@heimsath.org</text:a></text:p>
      <text:p text:style-name="P8">0178 341 7997</text:p>
      <text:p text:style-name="Deckblatt_20_Überschrift">Ausbildungsbetrieb:</text:p>
      <text:p text:style-name="Deckblatt_20_Name_20_des_20_Unternehmens">IT-Akademie Dr. Heuer GmbH</text:p>
      <text:p text:style-name="Deckblatt_20_Anschrift_20_des_20_Unternehmens">Konrad-Zuse-Straße 2b</text:p>
      <text:p text:style-name="Deckblatt_20_Anschrift_20_des_20_Unternehmens">44801 Bochum</text:p>
      <text:p text:style-name="P13">Ansprechpartner:</text:p>
      <text:p text:style-name="P14">Eduard Paul</text:p>
      <text:p text:style-name="Deckblatt_20_Anschrift_20_des_20_Unternehmens"><text:a xlink:type="simple" xlink:href="mailto:office@drheuer.de" text:style-name="Internet_20_link" text:visited-style-name="Visited_20_Internet_20_Link">office@drheuer.de</text:a></text:p>
      <text:p text:style-name="Deckblatt_20_Anschrift_20_des_20_Unternehmens"><text:span text:style-name="T8">0</text:span>234 338 558 60</text:p>
      <text:h text:style-name="P21" text:outline-level="1"><text:bookmark-start text:name="__RefHeading___Toc17093_3132833252"/>Allgemeines<text:bookmark-end text:name="__RefHeading___Toc17093_3132833252"/></text:h>
      <text:h text:style-name="P22" text:outline-level="2"><text:bookmark-start text:name="__RefHeading___Toc3644_267871649"/><text:bookmark-start text:name="_Toc448170139"/>Z<text:bookmark-end text:name="_Toc448170139"/>weck des Dokuments<text:bookmark-end text:name="__RefHeading___Toc3644_267871649"/></text:h>
      <text:p text:style-name="P16">Das vorliegende Lastenheft dient als Basis für die Ausschreibung und Vertragsgestaltung und bildet somit die Vorgabe für die Angebotserstellung. Es enthält alle an das zu entwickelnde Produkt gestellten Anforderungen, funktionale sowie nicht-funktionale. Mit den Anforderungen werden die Rahmenbedingungen für die Entwicklung festgelegt, die vom Auftragnehmer im Pflichtenheft detailliert ausgestaltet werden. Kommt es zwischen Auftragnehmer und Auftraggeber zu einem Vertragsabschluss, ist das bestehende Lastenheft rechtlich bindend.</text:p>
      <text:h text:style-name="P23" text:outline-level="2"><text:bookmark-start text:name="__RefHeading___Toc17095_3132833252"/>Ausgangssituation<text:bookmark-end text:name="__RefHeading___Toc17095_3132833252"/></text:h>
      <text:p text:style-name="P15">Die Dr. Heuer IT-Akademie ist eine Schulungseinrichtung für IT-Berufe mit ca. 160 Schülern in 12 Schulungsräumen. Spätestens seit Corona ist eine Überwachung der Raumluftqualität wünschenswert. Auch wäre es aus Energiespargründen durchaus sinnvoll, diese Überwachung auch auf die Temperatur und möglicherweise andere Parameter auszuweiten. </text:p>
      <text:p text:style-name="P17">Zurzeit ist überhaupt kein Sensornetz vorhanden. Es werden einfach nur periodische Messungen mit Handgeräten durchgeführt. Aus den Messwerten werden unter Berücksichtigung der Raumgröße und aktueller Belegung mit Hilfe von statistischen Verfahren, die Zeit Intervalle festgelegt, die für eine ausreichende Belüftung notwendig sind. Dieses Verfahren ist zwar grundsätzlich funktional, aber es erfordert regelmäßigen Personalaufwand für Messungen, die Übernahme der Messwerte und Berechnungen. </text:p>
      <text:p text:style-name="P17">Vorhanden sind die Option, ein akademieweites WLAN aufzuspannen, Kabelschächte unter den Fensterbänken (LAN und Strom) und einige bodennahe Steckdosen in den Räumen. Zu beachten ist, dass die Sensoren auf eine Stromversorgung angewiesen sind und die Netzwerkswitches nicht über Power over Ethernet (POE) verfügen.</text:p>
      <text:p text:style-name="P17">Als zentraler Server soll ein Raspberry Pi dienen, der auch schon vorhanden, aber nicht eingerichtet ist. Alle weiteren Hardware- Komponenten müssen neu angeschafft werden. Die Netzwerk-Infrastruktur, die Konfiguration des Routers sowie das Zur- Verfügung-Stellen der Kommunikationsmittel (Webhook, SMS Portal, SMTP) und auch die Beschaffung der Hardware nach Festlegung der Komponenten obliegen der Fachabteilung und sind nicht Teil dieses Projekts. </text:p>
      <text:p text:style-name="P17">Nach Vorgaben der IT-Akademie soll sich die Umsetzung des Projektes an den Phasen des Spiralmodells (nach Boehm) orientieren. Aufgrund der Vielzahl der Komponenten (Sensoren, Server, Netzwerk, Webanwendung,...) ist mit Problemen zu rechnen, die sich im Wasserfallmodell nur sehr schwer im Voraus abbilden lassen. Auch im Bereich der User Interfaces ist mit mehreren iterativen Schritten zu rechnen. Als Versionsverwaltung ist GIT vorgegeben. </text:p>
      <text:h text:style-name="P24" text:outline-level="2"><text:bookmark-start text:name="__RefHeading___Toc3646_267871649"/><text:bookmark text:name="_Toc448170140"/>Was soll am Ende des Projektes erreicht sein?<text:bookmark-end text:name="__RefHeading___Toc3646_267871649"/></text:h>
      <text:p text:style-name="P15">Am Ende des Projektes steht der Prototyp eines Sensornetzes sowie eine Datenbank, die automatisiert alle Daten der Sensoren ausliest bzw. empfängt und speichert. Die Anzeige der Daten sowie die Verwaltung des Sensornetzes soll über eine Webanwendung gelöst werden, die darüber hinaus die Möglichkeit bietet, den Verlauf der Sensordaten grafisch darzustellen und Datensätze zu exportieren.</text:p>
      <text:h text:style-name="P20" text:outline-level="1"><text:bookmark-start text:name="__RefHeading___Toc17097_3132833252"/><text:soft-page-break/>Funktionale Anforderungen<text:bookmark-end text:name="__RefHeading___Toc17097_3132833252"/></text:h>
      <text:h text:style-name="P24" text:outline-level="2"><text:bookmark-start text:name="__RefHeading___Toc17099_3132833252"/>Generelle Anforderungen<text:bookmark-end text:name="__RefHeading___Toc17099_3132833252"/></text:h>
      <text:list xml:id="list258843242" text:style-name="L1">
        <text:list-item>
          <text:p text:style-name="P25">Drei Sensor-Prototypen in verschiedenen Preisklassen müssen zusammengestellt werden.</text:p>
        </text:list-item>
        <text:list-item>
          <text:p text:style-name="P25">Die Sensoren müssen den aktuellen CO²-Wert in den Räumen messen.</text:p>
        </text:list-item>
        <text:list-item>
          <text:p text:style-name="P25">Die Daten müssen zeitgesteuert an einen zentralen Server übertragen werden. Die Art der Übertragung ist noch auszuarbeiten.</text:p>
        </text:list-item>
        <text:list-item>
          <text:p text:style-name="P25">Das Konzept der Sensoren sollte erweiterbar sein, um weitere Messdaten erfassen zu können.</text:p>
        </text:list-item>
        <text:list-item>
          <text:p text:style-name="P25">Die Daten müssen zusammen mit einem Zeitstempel in einer Datenbank gespeichert werden. Die Art des Datenbanksystems muss festgelegt werden.</text:p>
        </text:list-item>
        <text:list-item>
          <text:p text:style-name="P25">Wenn möglich, können neue Sensoren automatisch im Netz gefunden werden.</text:p>
        </text:list-item>
        <text:list-item>
          <text:p text:style-name="P25">Es sollen automatische Vorgänge wie Archivierung oder regelmäßiger Export/Report der Daten ermöglicht werden.</text:p>
        </text:list-item>
        <text:list-item>
          <text:p text:style-name="P25">Weiterhin muss bei kritischen Werten ein Alarm ausgelöst werden der direkt an den Dozenten im Schulungsraum gesendet wird, z.B. per SMS, Mail oder Microsoft Teams.</text:p>
        </text:list-item>
        <text:list-item>
          <text:p text:style-name="P25">Es muss ein Alarmsystem und Konzept erstellt werden, welches bei Überschreiten der Toleranzschwellen automatisiert Alarme an die zuständigen Stellen versendet. (Email, SMS, eventuell MS Teams)</text:p>
        </text:list-item>
      </text:list>
      <text:h text:style-name="P24" text:outline-level="2"><text:bookmark-start text:name="__RefHeading___Toc17101_3132833252"/>Anforderungen an die Webanwendung<text:bookmark-end text:name="__RefHeading___Toc17101_3132833252"/></text:h>
      <text:list xml:id="list277812821" text:style-name="L2">
        <text:list-item>
          <text:p text:style-name="P26">Es muss eine vollständige Authentifizierung implementiert sein.</text:p>
        </text:list-item>
        <text:list-item>
          <text:p text:style-name="P26">Sie sollte sich um die Überwachung des Sensornetzes kümmern.</text:p>
        </text:list-item>
        <text:list-item>
          <text:p text:style-name="P26">Sie muss die Daten grafisch (Kurven und Diagramme) und statistisch (Reports) aufbereiten und anzeigen können.</text:p>
        </text:list-item>
        <text:list-item>
          <text:p text:style-name="P26">Weiterhin muss sie den Export der Daten und der Reports ermöglichen.</text:p>
        </text:list-item>
        <text:list-item>
          <text:p text:style-name="P26">Auch muss sie eine Möglichkeit bieten, neue Sensoren, Mitarbeiter und Räume einzupflegen und zu verwalten.</text:p>
        </text:list-item>
        <text:list-item>
          <text:p text:style-name="P26">Es können eventuell noch weitere Autorisierungsstufen implementiert werden.</text:p>
        </text:list-item>
      </text:list>
      <text:h text:style-name="P24" text:outline-level="2"><text:bookmark-start text:name="administratorfunktionen"/><text:bookmark-start text:name="__RefHeading___Toc17103_3132833252"/>Administrat<text:span text:style-name="T10">ions</text:span>funktionen<text:bookmark-end text:name="administratorfunktionen"/><text:bookmark-end text:name="__RefHeading___Toc17103_3132833252"/></text:h>
      <text:p text:style-name="P15">Es sind 3 Benutzerstufen vorgesehen. </text:p>
      <text:list xml:id="list1803157098" text:style-name="L3">
        <text:list-item>
          <text:p text:style-name="P27">Jeder Dozent sollte in der Lage sein Warnungen zu empfangen und eine generelle Übersicht einzusehen. Dazu ist kein Login erforderlich.</text:p>
        </text:list-item>
        <text:list-item>
          <text:p text:style-name="P27"><text:soft-page-break/>Die Managementstufe sind Mitarbeiter die damit beauftragt sind die Applikation zu Verwalten. Diese Mitarbeiter dürfen Räume, Dozenten, Sensoren verwalten und anlegen. Weiterhin dürfen sie alle Verlaufsdaten einsehen und exportieren und haben ein Dashboard das aktuelle Zustände, Warnungen und Verläufe Grafisch darstellt. </text:p>
        </text:list-item>
        <text:list-item>
          <text:p text:style-name="P27">Der Administrator verwaltet die gesamte Webanwendung und hat damit Zugriff auf z.B. die Datenstrukturen, installierte Module und einfach Alles. </text:p>
        </text:list-item>
      </text:list>
      <text:h text:style-name="P24" text:outline-level="2"><text:bookmark-start text:name="konnektivität"/><text:bookmark-start text:name="__RefHeading___Toc17105_3132833252"/>Konnektivität<text:bookmark-end text:name="konnektivität"/><text:bookmark-end text:name="__RefHeading___Toc17105_3132833252"/></text:h>
      <text:p text:style-name="P15">Die gesamte Kommunikation der Sensoren mit dem Web-Server der Akademie muss nicht unbedingt Verschlüsselt erfolgen, da die Daten nicht personenbezogen sind und generell keiner Geheimhaltung unterliegen. Viele generell verfügbare IoT Geräte verfügen ebenfallls über keine Verschlüsselung. </text:p>
      <text:p text:style-name="P17">Bei späteren Produkteinsatz, wäre es von Vorteil die Option zu haben die Daten auch verschlüsselt zu übertragen, für den Prototypen wäre dies schön, aber ist nicht erforderlich. </text:p>
      <text:h text:style-name="P20" text:outline-level="1"><text:bookmark-start text:name="nicht-funktionale-anforderungen"/><text:bookmark-start text:name="__RefHeading___Toc17107_3132833252"/>Nicht funktionale Anforderungen<text:bookmark-end text:name="nicht-funktionale-anforderungen"/><text:bookmark-end text:name="__RefHeading___Toc17107_3132833252"/></text:h>
      <text:h text:style-name="P24" text:outline-level="2"><text:bookmark-start text:name="datenschutz"/><text:bookmark-start text:name="__RefHeading___Toc17109_3132833252"/>Datenschutz<text:bookmark-end text:name="datenschutz"/><text:bookmark-end text:name="__RefHeading___Toc17109_3132833252"/></text:h>
      <text:list xml:id="list1530202200" text:style-name="L4">
        <text:list-item>
          <text:p text:style-name="P28">Sämtliche Zugangsdaten und Schlüssel müssen verschlüsselt gespeichert werden.</text:p>
        </text:list-item>
        <text:list-item>
          <text:p text:style-name="P28">Die Menge an personenbezogenen Daten beschränkt sich auf Namen und Kommunikationskanäle(Teams), die sowieso schon von der Dr. Heuer GmbH zur Verfügung gestellt werden und auch Rechtlich schon geregelt sind. Dementsprechend besteht hier kein weitere Bedarf an Regelung. </text:p>
        </text:list-item>
      </text:list>
      <text:h text:style-name="P24" text:outline-level="2"><text:bookmark-start text:name="zu-berücksichtigende-einschränkungen"/><text:bookmark-start text:name="__RefHeading___Toc17111_3132833252"/>Zu berücksichtigende Einschränkungen.<text:bookmark-end text:name="zu-berücksichtigende-einschränkungen"/><text:bookmark-end text:name="__RefHeading___Toc17111_3132833252"/></text:h>
      <text:list xml:id="list3831953347" text:style-name="L5">
        <text:list-item>
          <text:p text:style-name="P29">Die Anwendung sollte möglichst der Corporate Identity der Institution angepasst werden.</text:p>
        </text:list-item>
        <text:list-item>
          <text:p text:style-name="P29">Die Sensoren sollen unter wirtschaftlichen Gesichtspunkten ausgewählt<text:line-break/>werden. Teure Lizenzgebühren, hohe Hardwarekosten sollen vermieden<text:line-break/> werden. Die Geräte sollen gut zu warten und leicht zu reparieren sein.</text:p>
        </text:list-item>
        <text:list-item>
          <text:p text:style-name="P29">Als Basis ist ein fertiges Webframework zu verwenden, welches noch ausgewählt werden muss. Die Funktionalität wird dann als Modul/Anwendung in diesem Framework erstellt. Die Auswahl des Datenbanksystems wird sich dann auch nach diesem Framework richten.</text:p>
        </text:list-item>
        <text:list-item>
          <text:p text:style-name="P29">Die räumliche Situation ist nicht ganz einfach, da die Sensoren natürlich nicht direkt ans Fenster gesetzt werden können. Hier muss eine Lösung erarbeitet werden.</text:p>
        </text:list-item>
      </text:list>
      <text:h text:style-name="P24" text:outline-level="2"><text:bookmark-start text:name="qualitätsanforderungen"/><text:bookmark-start text:name="__RefHeading___Toc17113_3132833252"/>Qualitätsanforderungen<text:bookmark-end text:name="qualitätsanforderungen"/><text:bookmark-end text:name="__RefHeading___Toc17113_3132833252"/></text:h>
      <text:p text:style-name="P15">Bei der Anwendung sollten die folgenden Kriterien besonders in Vordergrund stehen: <text:line-break/><text:span text:style-name="T11">Alle Daten sollen Übersichtlich dargestellt werden.. Die Anwendung soll zuverlässig über lange Zeit funktionieren Sie soll robust sein und benutzerfreundlich</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fo:hyphenation-ladder-count="no-limit"/>
      <style:text-properties style:font-name="Arial" fo:font-family="Arial" style:font-family-generic="swiss" style:font-pitch="variable" fo:hyphenate="true"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next-style-name="Standard" style:default-outline-level="1" style:class="text">
      <loext:graphic-properties draw:fill="solid" draw:fill-color="#9f2d2d" draw:opacity="100%"/>
      <style:paragraph-properties fo:margin-top="0.109cm" fo:margin-bottom="0.109cm" loext:contextual-spacing="false" fo:keep-together="always" fo:hyphenation-ladder-count="no-limit" fo:background-color="#9f2d2d" fo:keep-with-next="always"/>
      <style:text-properties fo:color="#ffffff"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fo:hyphenate="true" loext:hyphenation-no-caps="false"/>
    </style:style>
    <style:style style:name="Heading_20_2" style:display-name="Heading 2" style:family="paragraph" style:parent-style-name="Standard" style:next-style-name="Standard" style:default-outline-level="2" style:class="text">
      <style:paragraph-properties fo:margin-top="0.109cm" fo:margin-bottom="0.109cm" loext:contextual-spacing="false" fo:keep-together="always" fo:hyphenation-ladder-count="no-limit" fo:keep-with-next="always"/>
      <style:text-properties fo:color="#9f2d2d"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true" loext:hyphenation-no-caps="false"/>
    </style:style>
    <style:style style:name="Heading_20_3" style:display-name="Heading 3" style:family="paragraph" style:parent-style-name="Standard" style:next-style-name="Standard" style:default-outline-level="3" style:class="text">
      <style:paragraph-properties fo:margin-top="0.109cm" fo:margin-bottom="0.109cm" loext:contextual-spacing="false" fo:keep-together="always" fo:hyphenation-ladder-count="no-limit" fo:keep-with-next="always"/>
      <style:text-properties fo:color="#9f2d2d"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fo:hyphenate="true" loext:hyphenation-no-caps="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loext:hyphenation-no-caps="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style:style>
    <style:style style:name="Inhaltsverzeichnisüberschrift" style:family="paragraph" style:parent-style-name="Heading_20_1" style:next-style-name="Standard" style:default-outline-level="" style:list-style-name="LFO7">
      <style:paragraph-properties fo:line-height="107%" fo:hyphenation-ladder-count="no-limit"/>
      <style:text-properties style:language-asian="de" style:country-asian="DE" fo:hyphenate="true" loext:hyphenation-no-caps="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true" loext:hyphenation-no-caps="false"/>
    </style:style>
    <style:style style:name="Verzeichnis_20_2" style:display-name="Verzeichnis 2" style:family="paragraph" style:parent-style-name="Standard" style:next-style-name="Standard" style:auto-update="true" style:master-page-name="">
      <style:paragraph-properties fo:margin-left="0.388cm" fo:margin-right="0cm" fo:margin-top="0cm" fo:margin-bottom="0.176cm" loext:contextual-spacing="false" fo:hyphenation-ladder-count="no-limit" fo:text-indent="0cm" style:auto-text-indent="false" style:page-number="auto">
        <style:tab-stops/>
      </style:paragraph-properties>
      <style:text-properties fo:color="#000000"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true" loext:hyphenation-no-caps="false"/>
    </style:style>
    <style:style style:name="Footer" style:family="paragraph" style:parent-style-name="Standard" style:class="extra">
      <style:paragraph-properties fo:margin-top="0cm" fo:margin-bottom="0cm" loext:contextual-spacing="false" fo:hyphenation-ladder-count="no-limit" fo:padding-left="0cm" fo:padding-right="0cm" fo:padding-top="0.035cm" fo:padding-bottom="0cm" fo:border-left="none" fo:border-right="none" fo:border-top="0.51pt solid #000000" fo:border-bottom="none" style:shadow="none">
        <style:tab-stops>
          <style:tab-stop style:position="16.002cm" style:type="right"/>
        </style:tab-stops>
      </style:paragraph-properties>
      <style:text-properties fo:hyphenate="true" loext:hyphenation-no-caps="false"/>
    </style:style>
    <style:style style:name="Kopfzeile_20_Titel" style:display-name="Kopfzeile Titel" style:family="paragraph" style:parent-style-name="Header">
      <style:paragraph-properties fo:hyphenation-ladder-count="no-limit"/>
      <style:text-properties fo:font-variant="small-caps" fo:font-weight="bold" style:font-weight-asian="bold" fo:hyphenate="true" loext:hyphenation-no-caps="false"/>
    </style:style>
    <style:style style:name="Kopfzeile_20_Untertitel" style:display-name="Kopfzeile Untertitel" style:family="paragraph" style:parent-style-name="Header">
      <style:paragraph-properties fo:margin-top="0cm" fo:margin-bottom="0.212cm" loext:contextual-spacing="false" fo:hyphenation-ladder-count="no-limit"/>
      <style:text-properties fo:hyphenate="true" loext:hyphenation-no-caps="false"/>
    </style:style>
    <style:style style:name="Kopfzeile_20_Kapitel" style:display-name="Kopfzeile Kapitel" style:family="paragraph" style:parent-style-name="Header">
      <style:paragraph-properties fo:margin-top="0cm" fo:margin-bottom="0.423cm" loext:contextual-spacing="false" fo:hyphenation-ladder-count="no-limit" fo:padding-left="0cm" fo:padding-right="0cm" fo:padding-top="0cm" fo:padding-bottom="0.035cm" fo:border-left="none" fo:border-right="none" fo:border-top="none" fo:border-bottom="0.51pt solid #000000" style:shadow="none"/>
      <style:text-properties fo:font-weight="bold" style:font-weight-asian="bold" fo:hyphenate="true" loext:hyphenation-no-caps="false"/>
    </style:style>
    <style:style style:name="Deckblatt_20_Prüfung" style:display-name="Deckblatt Prüfung" style:family="paragraph" style:parent-style-name="Standard">
      <style:paragraph-properties fo:margin-top="0.423cm" fo:margin-bottom="0.423cm" loext:contextual-spacing="false" fo:text-align="center" style:justify-single-word="false" fo:hyphenation-ladder-count="no-limit"/>
      <style:text-properties fo:hyphenate="true" loext:hyphenation-no-caps="false"/>
    </style:style>
    <style:style style:name="Deckblatt_20_Ausbildungsberuf" style:display-name="Deckblatt Ausbildungsberuf" style:family="paragraph" style:parent-style-name="Standard">
      <style:paragraph-properties fo:margin-top="0cm" fo:margin-bottom="0.847cm" loext:contextual-spacing="false" fo:text-align="center" style:justify-single-word="false" fo:hyphenation-ladder-count="no-limit"/>
      <style:text-properties fo:hyphenate="true" loext:hyphenation-no-caps="false"/>
    </style:style>
    <style:style style:name="Deckblatt_20_Dokumentation" style:display-name="Deckblatt Dokumentation" style:family="paragraph" style:parent-style-name="Standard">
      <style:paragraph-properties fo:text-align="center" style:justify-single-word="false" fo:hyphenation-ladder-count="no-limit"/>
      <style:text-properties fo:font-size="14pt" style:font-size-asian="14pt" fo:hyphenate="true" loext:hyphenation-no-caps="false"/>
    </style:style>
    <style:style style:name="Deckblatt_20_Titel" style:display-name="Deckblatt Titel" style:family="paragraph" style:parent-style-name="Standard">
      <style:paragraph-properties fo:margin-top="1.27cm" fo:margin-bottom="0.423cm" loext:contextual-spacing="false" fo:text-align="center" style:justify-single-word="false" fo:hyphenation-ladder-count="no-limit"/>
      <style:text-properties fo:font-size="16pt" fo:font-weight="bold" style:font-size-asian="16pt" style:font-weight-asian="bold" fo:hyphenate="true" loext:hyphenation-no-caps="false"/>
    </style:style>
    <style:style style:name="Deckblatt_20_Untertitel" style:display-name="Deckblatt Untertitel" style:family="paragraph" style:parent-style-name="Standard">
      <style:paragraph-properties fo:margin-top="0cm" fo:margin-bottom="1.27cm" loext:contextual-spacing="false" fo:text-align="center" style:justify-single-word="false" fo:hyphenation-ladder-count="no-limit"/>
      <style:text-properties fo:font-size="12pt" fo:font-weight="bold" style:font-size-asian="12pt" style:font-weight-asian="bold" fo:hyphenate="true" loext:hyphenation-no-caps="false"/>
    </style:style>
    <style:style style:name="Deckblatt_20_Abgabedatum" style:display-name="Deckblatt Abgabedatum" style:family="paragraph" style:parent-style-name="Standard">
      <style:paragraph-properties fo:text-align="center" style:justify-single-word="false" fo:hyphenation-ladder-count="no-limit"/>
      <style:text-properties fo:hyphenate="true" loext:hyphenation-no-caps="false"/>
    </style:style>
    <style:style style:name="Deckblatt_20_Überschrift" style:display-name="Deckblatt Überschrift" style:family="paragraph" style:parent-style-name="Standard">
      <style:paragraph-properties fo:margin-top="1.27cm" fo:margin-bottom="0.212cm" loext:contextual-spacing="false" fo:text-align="center" style:justify-single-word="false" fo:hyphenation-ladder-count="no-limit"/>
      <style:text-properties fo:font-weight="bold" style:font-weight-asian="bold" fo:hyphenate="true" loext:hyphenation-no-caps="false"/>
    </style:style>
    <style:style style:name="Deckblatt_20_Name_20_des_20_Prüflings" style:display-name="Deckblatt Name des Prüfling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Prüflings" style:display-name="Deckblatt Anschrift des Prüflings" style:family="paragraph" style:parent-style-name="Standard">
      <style:paragraph-properties fo:text-align="center" style:justify-single-word="false" fo:hyphenation-ladder-count="no-limit"/>
      <style:text-properties fo:hyphenate="true" loext:hyphenation-no-caps="false"/>
    </style:style>
    <style:style style:name="Deckblatt_20_Name_20_des_20_Unternehmens" style:display-name="Deckblatt Name des Unternehmen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Unternehmens" style:display-name="Deckblatt Anschrift des Unternehmens" style:family="paragraph" style:parent-style-name="Standard">
      <style:paragraph-properties fo:text-align="center" style:justify-single-word="false" fo:hyphenation-ladder-count="no-limit"/>
      <style:text-properties fo:hyphenate="true" loext:hyphenation-no-caps="false"/>
    </style:style>
    <style:style style:name="Listenabsatz" style:family="paragraph" style:parent-style-name="Standard" style:list-style-name="LFO6">
      <style:paragraph-properties fo:margin-top="0cm" fo:margin-bottom="0cm" loext:contextual-spacing="false" fo:hyphenation-ladder-count="no-limit"/>
      <style:text-properties fo:hyphenate="true" loext:hyphenation-no-caps="false"/>
    </style:style>
    <style:style style:name="Überschrift_20_1_20_ohne_20_Nummerierung" style:display-name="Überschrift 1 ohne Nummerierung" style:family="paragraph" style:parent-style-name="Heading_20_1" style:next-style-name="Standard" style:auto-update="true" style:default-outline-level="1" style:list-style-name="">
      <style:paragraph-properties fo:hyphenation-ladder-count="no-limit" fo:break-before="page"/>
      <style:text-properties fo:hyphenate="true" loext:hyphenation-no-caps="false"/>
    </style:style>
    <style:style style:name="Überschrift_20_Anhang" style:display-name="Überschrift Anhang" style:family="paragraph" style:parent-style-name="Heading_20_2" style:next-style-name="Standard" style:default-outline-level="2" style:list-style-name="Anhang">
      <style:paragraph-properties fo:hyphenation-ladder-count="no-limit"/>
      <style:text-properties fo:hyphenate="true"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true" loext:hyphenation-no-caps="false"/>
    </style:style>
    <style:style style:name="Sprechblasentext" style:family="paragraph" style:parent-style-name="Standard">
      <style:paragraph-properties fo:margin-top="0cm" fo:margin-bottom="0cm" loext:contextual-spacing="false"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loext:hyphenation-no-caps="false"/>
    </style:style>
    <style:style style:name="Beispiel" style:family="paragraph" style:parent-style-name="Standard">
      <style:paragraph-properties fo:margin-top="0.423cm" fo:margin-bottom="0.212cm" loext:contextual-spacing="false" fo:hyphenation-ladder-count="no-limit" fo:padding-left="0cm" fo:padding-right="0cm" fo:padding-top="0.035cm" fo:padding-bottom="0.035cm" fo:border-left="none" fo:border-right="none" fo:border-top="0.51pt dashed #000000" fo:border-bottom="0.51pt dashed #000000" style:shadow="none"/>
      <style:text-properties fo:font-weight="bold" style:font-weight-asian="bold" fo:hyphenate="true" loext:hyphenation-no-caps="false"/>
    </style:style>
    <style:style style:name="Fußnotentext" style:family="paragraph" style:parent-style-name="Standard">
      <style:paragraph-properties fo:margin-top="0cm" fo:margin-bottom="0cm" loext:contextual-spacing="false" fo:hyphenation-ladder-count="no-limit"/>
      <style:text-properties fo:font-size="8pt" style:font-size-asian="8pt" style:font-size-complex="10pt" fo:hyphenate="tru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auto-update="true" style:class="index">
      <style:paragraph-properties fo:margin-left="0.388cm" fo:margin-right="0cm" fo:margin-top="0.199cm" fo:margin-bottom="0cm" loext:contextual-spacing="false" fo:line-height="100%" fo:text-align="start" style:justify-single-word="false" fo:hyphenation-ladder-count="no-limit" fo:text-indent="-0.388cm" style:auto-text-indent="false">
        <style:tab-stops>
          <style:tab-stop style:position="1.612cm" style:leader-style="dotted" style:leader-text="."/>
        </style:tab-stops>
      </style:paragraph-properties>
      <style:text-properties style:font-size-complex="10pt" fo:hyphenate="true" loext:hyphenation-no-caps="false"/>
    </style:style>
    <style:style style:name="Index_20_2" style:display-name="Index 2" style:family="paragraph" style:parent-style-name="Standard" style:next-style-name="Standard" style:auto-update="true" style:class="index">
      <style:paragraph-properties fo:margin-left="0.77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3" style:display-name="Index 3" style:family="paragraph" style:parent-style-name="Standard" style:next-style-name="Standard" style:auto-update="true" style:class="index">
      <style:paragraph-properties fo:margin-left="1.16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4" style:display-name="Index 4" style:family="paragraph" style:parent-style-name="Standard" style:next-style-name="Standard" style:auto-update="true">
      <style:paragraph-properties fo:margin-left="1.552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5" style:display-name="Index 5" style:family="paragraph" style:parent-style-name="Standard" style:next-style-name="Standard" style:auto-update="true">
      <style:paragraph-properties fo:margin-left="1.9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6" style:display-name="Index 6" style:family="paragraph" style:parent-style-name="Standard" style:next-style-name="Standard" style:auto-update="true">
      <style:paragraph-properties fo:margin-left="2.328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7" style:display-name="Index 7" style:family="paragraph" style:parent-style-name="Standard" style:next-style-name="Standard" style:auto-update="true">
      <style:paragraph-properties fo:margin-left="2.71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8" style:display-name="Index 8" style:family="paragraph" style:parent-style-name="Standard" style:next-style-name="Standard" style:auto-update="true">
      <style:paragraph-properties fo:margin-left="3.10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9" style:display-name="Index 9" style:family="paragraph" style:parent-style-name="Standard" style:next-style-name="Standard" style:auto-update="true">
      <style:paragraph-properties fo:margin-left="3.493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überschrift" style:family="paragraph" style:parent-style-name="Standard" style:next-style-name="Index_20_1">
      <style:paragraph-properties fo:margin-top="0.212cm" fo:margin-bottom="0.212cm" loext:contextual-spacing="false" fo:text-align="start" style:justify-single-word="false" fo:hyphenation-ladder-count="no-limit"/>
      <style:text-properties style:font-name="Calibri" fo:font-family="Calibri" style:font-family-generic="swiss" style:font-pitch="variable" fo:font-size="10pt" fo:font-style="italic" fo:font-weight="bold" style:font-size-asian="10pt" style:font-style-asian="italic" style:font-weight-asian="bold" style:font-size-complex="10pt" style:font-style-complex="italic" style:font-weight-complex="bold" fo:hyphenate="true" loext:hyphenation-no-caps="false"/>
    </style:style>
    <style:style style:name="Caption" style:family="paragraph" style:parent-style-name="Standard" style:next-style-name="Standard" style:class="extra">
      <style:paragraph-properties fo:margin-top="0cm" fo:margin-bottom="0.353cm" loext:contextual-spacing="false" fo:text-align="center" style:justify-single-word="false" fo:hyphenation-ladder-count="no-limit"/>
      <style:text-properties fo:color="#9f2d2d" fo:font-size="9pt" fo:font-weight="bold" style:font-size-asian="9pt" style:font-weight-asian="bold" style:font-size-complex="9pt" style:font-weight-complex="bold" fo:hyphenate="true" loext:hyphenation-no-caps="false"/>
    </style:style>
    <style:style style:name="Abbildungsverzeichnis" style:family="paragraph" style:parent-style-name="Standard" style:next-style-name="Standard">
      <style:paragraph-properties fo:margin-top="0cm" fo:margin-bottom="0cm" loext:contextual-spacing="false" fo:line-height="150%" fo:hyphenation-ladder-count="no-limit"/>
      <style:text-properties fo:hyphenate="true" loext:hyphenation-no-caps="false"/>
    </style:style>
    <style:style style:name="Listing" style:family="paragraph" style:parent-style-name="Standard">
      <loext:graphic-properties draw:fill="solid" draw:fill-color="#d9d9d9" draw:opacity="100%"/>
      <style:paragraph-properties fo:margin-left="1cm" fo:margin-right="0cm" fo:margin-top="0cm" fo:margin-bottom="0cm" loext:contextual-spacing="false" fo:text-align="start" style:justify-single-word="false" fo:hyphenation-ladder-count="no-limit" fo:text-indent="-1cm" style:auto-text-indent="false" fo:background-color="#d9d9d9" fo:padding-left="0.141cm" fo:padding-right="0.141cm" fo:padding-top="0.035cm" fo:padding-bottom="0.035cm" fo:border="0.51pt solid #000000" style:shadow="none">
        <style:tab-stops>
          <style:tab-stop style:position="0cm"/>
          <style:tab-stop style:position="1cm"/>
          <style:tab-stop style:position="2cm"/>
          <style:tab-stop style:position="3cm"/>
          <style:tab-stop style:position="4.001cm"/>
          <style:tab-stop style:position="5.001cm"/>
        </style:tab-stops>
      </style:paragraph-properties>
      <style:text-properties style:font-name="Courier New" fo:font-family="'Courier New'" style:font-family-generic="modern" style:font-pitch="fixed" fo:hyphenate="false" loext:hyphenation-no-caps="false"/>
    </style:style>
    <style:style style:name="Literaturverzeichnis" style:family="paragraph" style:parent-style-name="Standard" style:next-style-name="Standard">
      <style:paragraph-properties fo:hyphenation-ladder-count="no-limit"/>
      <style:text-properties fo:hyphenate="true" loext:hyphenation-no-caps="false"/>
    </style:style>
    <style:style style:name="Erklärung_20_Titel" style:display-name="Erklärung Titel" style:family="paragraph" style:parent-style-name="Standard">
      <style:paragraph-properties fo:margin-left="0.501cm" fo:margin-right="0cm" fo:margin-top="0.423cm" fo:margin-bottom="0.423cm" loext:contextual-spacing="false" fo:hyphenation-ladder-count="no-limit" fo:text-indent="0cm" style:auto-text-indent="false">
        <style:tab-stops/>
      </style:paragraph-properties>
      <style:text-properties fo:font-style="italic" style:font-style-asian="italic" fo:hyphenate="true" loext:hyphenation-no-caps="false"/>
    </style:style>
    <style:style style:name="Erklärung_20_Datum" style:display-name="Erklärung Datum" style:family="paragraph" style:parent-style-name="Standard">
      <style:paragraph-properties fo:margin-top="1.27cm" fo:margin-bottom="0.212cm" loext:contextual-spacing="false" fo:hyphenation-ladder-count="no-limit"/>
      <style:text-properties fo:hyphenate="true" loext:hyphenation-no-caps="false"/>
    </style:style>
    <style:style style:name="Erklärung_20_Autor" style:display-name="Erklärung Autor" style:family="paragraph" style:parent-style-name="Standard">
      <style:paragraph-properties fo:margin-top="0.212cm" fo:margin-bottom="0cm" loext:contextual-spacing="false" fo:hyphenation-ladder-count="no-limit"/>
      <style:text-properties fo:font-variant="small-caps" fo:hyphenate="true" loext:hyphenation-no-caps="false"/>
    </style:style>
    <style:style style:name="Erklärung_20_Unterschrift" style:display-name="Erklärung Unterschrift" style:family="paragraph" style:parent-style-name="Standard">
      <style:paragraph-properties fo:margin-top="1.693cm" fo:margin-bottom="0.282cm" loext:contextual-spacing="false" fo:hyphenation-ladder-count="no-limit">
        <style:tab-stops>
          <style:tab-stop style:position="8.001cm" style:leader-style="solid" style:leader-text="_"/>
        </style:tab-stops>
      </style:paragraph-properties>
      <style:text-properties fo:hyphenate="true" loext:hyphenation-no-caps="false"/>
    </style:style>
    <style:style style:name="Beschriftung_20_Tabelle" style:display-name="Beschriftung Tabelle" style:family="paragraph" style:parent-style-name="Caption">
      <style:paragraph-properties fo:hyphenation-ladder-count="no-limit"/>
      <style:text-properties fo:hyphenate="true" loext:hyphenation-no-caps="false"/>
    </style:style>
    <style:style style:name="Tabelle_20_Zahlenspalte" style:display-name="Tabelle Zahlenspalte" style:family="paragraph" style:parent-style-name="Standard">
      <style:paragraph-properties fo:margin-top="0cm" fo:margin-bottom="0cm" loext:contextual-spacing="false" fo:text-align="end" style:justify-single-word="false" fo:hyphenation-ladder-count="no-limit"/>
      <style:text-properties fo:hyphenate="true" loext:hyphenation-no-caps="false"/>
    </style:style>
    <style:style style:name="Tabelle_20_Zwischenüberschrift" style:display-name="Tabelle Zwischenüberschrift" style:family="paragraph" style:parent-style-name="Standard">
      <loext:graphic-properties draw:fill="solid" draw:fill-color="#9cc2e5" draw:opacity="100%"/>
      <style:paragraph-properties fo:margin-top="0.106cm" fo:margin-bottom="0.106cm" loext:contextual-spacing="false" fo:hyphenation-ladder-count="no-limit" fo:background-color="#9cc2e5"/>
      <style:text-properties fo:hyphenate="true" loext:hyphenation-no-caps="false"/>
    </style:style>
    <style:style style:name="Anforderungen_20_Überschrift" style:display-name="Anforderungen Überschrift" style:family="paragraph" style:parent-style-name="Standard" style:next-style-name="Standard" style:list-style-name="LFO17">
      <style:paragraph-properties fo:margin-top="0.423cm" fo:margin-bottom="0.212cm" loext:contextual-spacing="false" fo:hyphenation-ladder-count="no-limit"/>
      <style:text-properties fo:font-weight="bold" style:font-weight-asian="bold" fo:hyphenate="true" loext:hyphenation-no-caps="false"/>
    </style:style>
    <style:style style:name="Anforderungen_20_Ebene_20_1" style:display-name="Anforderungen Ebene 1" style:family="paragraph" style:parent-style-name="Listenabsatz" style:list-style-name="LFO17">
      <style:paragraph-properties fo:hyphenation-ladder-count="no-limit"/>
      <style:text-properties fo:hyphenate="true" loext:hyphenation-no-caps="false"/>
    </style:style>
    <style:style style:name="Anforderungen_20_Ebene_20_2" style:display-name="Anforderungen Ebene 2" style:family="paragraph" style:parent-style-name="Listenabsatz" style:list-style-name="LFO17">
      <style:paragraph-properties fo:hyphenation-ladder-count="no-limit"/>
      <style:text-properties fo:hyphenate="true" loext:hyphenation-no-caps="false"/>
    </style:style>
    <style:style style:name="Anforderungen_20_Ebene_20_3" style:display-name="Anforderungen Ebene 3" style:family="paragraph" style:parent-style-name="Listenabsatz" style:list-style-name="LFO17">
      <style:paragraph-properties fo:hyphenation-ladder-count="no-limit"/>
      <style:text-properties fo:hyphenate="true" loext:hyphenation-no-caps="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Absatz-Standardschriftart" style:family="text"/>
    <style:style style:name="Überschrift_20_1_20_Zchn" style:display-name="Überschrift 1 Zchn" style:family="text" style:parent-style-name="Absatz-Standardschriftart">
      <style:text-properties fo:color="#ffffff" style:font-name="Arial" fo:font-family="Arial" style:font-family-generic="swiss" style:font-pitch="variable" fo:font-size="15pt" fo:font-weight="bold" fo:background-color="#1f4e79"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style:style>
    <style:style style:name="Überschrift_20_2_20_Zchn" style:display-name="Überschrift 2 Zchn" style:family="text" style:parent-style-name="Absatz-Standardschriftart">
      <style:text-properties fo:color="#1f4e79"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Absatz-Standardschriftart">
      <style:text-properties fo:color="#9f2d2d" style:text-underline-style="solid" style:text-underline-width="auto" style:text-underline-color="font-color" style:text-underline-mode="continuous" style:text-overline-mode="continuous" style:text-line-through-mode="continuous"/>
    </style:style>
    <style:style style:name="Platzhaltertext" style:family="text" style:parent-style-name="Absatz-Standardschriftart">
      <style:text-properties fo:color="#808080"/>
    </style:style>
    <style:style style:name="Kopfzeile_20_Zchn" style:display-name="Kopfzeile Zchn" style:family="text" style:parent-style-name="Absatz-Standardschriftart">
      <style:text-properties style:font-name="Arial" fo:font-family="Arial" style:font-family-generic="swiss" style:font-pitch="variable"/>
    </style:style>
    <style:style style:name="Fußzeile_20_Zchn" style:display-name="Fußzeile Zchn" style:family="text" style:parent-style-name="Absatz-Standardschriftart">
      <style:text-properties style:font-name="Arial" fo:font-family="Arial" style:font-family-generic="swiss" style:font-pitch="variable"/>
    </style:style>
    <style:style style:name="Fußzeile_20_Autor" style:display-name="Fußzeile Autor" style:family="text" style:parent-style-name="Absatz-Standardschriftart">
      <style:text-properties fo:font-weight="normal" style:font-weight-asian="normal"/>
    </style:style>
    <style:style style:name="Fußzeile_20_Seitenzahl" style:display-name="Fußzeile Seitenzahl" style:family="text" style:parent-style-name="Absatz-Standardschriftart">
      <style:text-properties fo:font-weight="normal" style:font-weight-asian="normal"/>
    </style:style>
    <style:style style:name="Überschrift_20_3_20_Zchn" style:display-name="Überschrift 3 Zchn" style:family="text" style:parent-style-name="Absatz-Standardschriftart">
      <style:text-properties fo:color="#1f4d78" style:font-name="Arial" fo:font-family="Arial"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eldbetrag" style:family="text" style:parent-style-name="Absatz-Standardschriftart">
      <style:text-properties fo:font-style="italic" style:font-style-asian="italic"/>
    </style:style>
    <style:style style:name="Fußnotentext_20_Zchn" style:display-name="Fußnotentext Zchn" style:family="text" style:parent-style-name="Absatz-Standardschriftart">
      <style:text-properties style:font-name="Arial" fo:font-family="Arial" style:font-family-generic="swiss" style:font-pitch="variable" fo:font-size="8pt" style:font-size-asian="8pt" style:font-size-complex="10pt"/>
    </style:style>
    <style:style style:name="Footnote_20_Symbol" style:display-name="Footnote Symbol" style:family="text" style:parent-style-name="Absatz-Standardschriftart">
      <style:text-properties style:text-position="super 64%"/>
    </style:style>
    <style:style style:name="Technischer_20_Text" style:display-name="Technischer Text" style:family="text" style:parent-style-name="Absatz-Standardschriftart">
      <style:text-properties style:font-name="Courier New" fo:font-family="'Courier New'" style:font-family-generic="modern" style:font-pitch="fixed" style:text-underline-style="none"/>
    </style:style>
    <style:style style:name="Klasse" style:family="text" style:parent-style-name="Technischer_20_Text">
      <style:text-properties style:use-window-font-color="true" style:font-name="Courier New" fo:font-family="'Courier New'" style:font-family-generic="modern" style:font-pitch="fixed" style:text-underline-style="none" fo:background-color="#d9d9d9"/>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achbegriff" style:family="text" style:parent-style-name="Absatz-Standardschriftart">
      <style:text-properties fo:font-style="italic" style:font-style-asian="italic"/>
    </style:style>
    <style:style style:name="Frameworkname" style:family="text" style:parent-style-name="Fachbegriff">
      <style:text-properties fo:font-style="italic" style:font-style-asian="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9f2d2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8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hang">
      <text:list-level-style-number text:level="1"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3"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4"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5"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6"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7"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8"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9"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10" text:style-name="Numbering_20_Symbols" style:num-prefix="A" style:num-format="1">
        <style:list-level-properties text:list-level-position-and-space-mode="label-alignment">
          <style:list-level-label-alignment text:label-followed-by="listtab"/>
        </style:list-level-properties>
      </text:list-level-style-number>
    </text:list-style>
    <text:list-style style:name="LFO1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9cm" fo:margin-left="1cm"/>
        </style:list-level-properties>
      </text:list-level-style-number>
      <text:list-level-style-bullet text:level="4" text:style-name="WW_5f_CharLFO17LVL4"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date-style style:name="N10107" number:language="de" number:country="DE">
      <number:day number:calendar="gregorian" number:style="long"/>
      <number:text>.</number:text>
      <number:month number:calendar="gregorian" number:style="long"/>
      <number:text>.</number:text>
      <number:year number:calendar="gregorian"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Kopfzeile_20_Untertitel">
      <style:paragraph-properties fo:text-align="start" style:justify-single-word="false"/>
    </style:style>
    <style:style style:name="MP2" style:family="paragraph" style:parent-style-name="Kopfzeile_20_Kapitel">
      <style:text-properties officeooo:rsid="00a069c7" officeooo:paragraph-rsid="00a069c7"/>
    </style:style>
    <style:style style:name="MP3" style:family="paragraph" style:parent-style-name="Kopfzeile_20_Titel">
      <style:text-properties officeooo:paragraph-rsid="00066a6e"/>
    </style:style>
    <style:style style:name="MP4" style:family="paragraph" style:parent-style-name="Kopfzeile_20_Untertitel">
      <style:paragraph-properties fo:text-align="start" style:justify-single-word="false"/>
      <style:text-properties officeooo:paragraph-rsid="00066a6e"/>
    </style:style>
    <style:style style:name="MP5" style:family="paragraph" style:parent-style-name="Kopfzeile_20_Untertitel">
      <style:text-properties fo:font-weight="bold" officeooo:paragraph-rsid="00066a6e" style:font-weight-asian="bold" style:font-weight-complex="bold"/>
    </style:style>
    <style:style style:name="MT1" style:family="text">
      <style:text-properties style:font-name="Arial" fo:font-weight="normal" officeooo:rsid="0044a590" style:font-weight-asian="normal"/>
    </style:style>
    <style:style style:name="MT2" style:family="text"/>
    <style:style style:name="MT3" style:family="text">
      <style:text-properties fo:font-weight="bold" style:font-weight-asian="bold" style:font-weight-complex="bold"/>
    </style:style>
    <style:style style:name="MT4" style:family="text">
      <style:text-properties officeooo:rsid="00a069c7"/>
    </style:style>
    <style:style style:name="MT5" style:family="text">
      <style:text-properties style:font-name="Arial" officeooo:rsid="0044a459"/>
    </style:style>
    <style:style style:name="MT6" style:family="text">
      <style:text-properties style:font-name="Arial" officeooo:rsid="0044a59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1.799cm" fo:margin-left="0cm" fo:margin-right="0cm" fo:margin-bottom="0.3cm" fo:background-color="transparent" style:dynamic-spacing="false" draw:fill="none" draw:fill-color="#5b9bd5"/>
      </style:header-style>
      <style:footer-style>
        <style:header-footer-properties fo:min-height="1cm" fo:margin-left="0cm" fo:margin-right="0cm" fo:margin-top="0.199cm" fo:background-color="transparent" style:dynamic-spacing="true" draw:fill="none" draw:fill-color="#5b9bd5"/>
      </style:footer-style>
    </style:page-layout>
    <style:page-layout style:name="Mpm3">
      <style:page-layout-properties fo:page-width="21.001cm" fo:page-height="29.7cm" style:num-format="i"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4">
      <style:page-layout-properties fo:page-width="21.001cm" fo:page-height="29.7cm" style:num-format="I" style:print-orientation="portrait" fo:margin-top="1.799cm" fo:margin-bottom="1.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799cm" fo:margin-left="0cm" fo:margin-right="0cm" fo:margin-bottom="0.3cm" fo:border-top="none" fo:border-bottom="0.06pt solid #000000" fo:border-left="none" fo:border-right="none" fo:padding="0.049cm" fo:background-color="transparent" style:dynamic-spacing="false" draw:fill="none" draw:fill-color="#5b9bd5"/>
      </style:header-style>
      <style:footer-style>
        <style:header-footer-properties fo:min-height="1cm" fo:margin-left="0cm" fo:margin-right="0cm" fo:margin-top="0.199cm" fo:background-color="transparent" style:dynamic-spacing="false" draw:fill="none" draw:fill-color="#5b9bd5"/>
      </style:footer-style>
    </style:page-layout>
  </office:automatic-styles>
  <office:master-styles>
    <style:master-page style:name="Standard" style:page-layout-name="Mpm1"/>
    <style:master-page style:name="Inhalt" style:page-layout-name="Mpm2">
      <style:header>
        <text:p text:style-name="Kopfzeile_20_Titel"><draw:frame draw:style-name="Mfr1" draw:name="Bild7" text:anchor-type="paragraph" svg:x="13.744cm" svg:y="-1.298cm" svg:width="4.016cm" style:rel-width="scale" svg:height="1.713cm" style:rel-height="scale" draw:z-index="2"><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MP2">Lastenheft</text:p>
      </style:header>
      <style:footer>
        <text:p text:style-name="Footer"><text:span text:style-name="Fußzeile_20_Autor"><text:span text:style-name="MT1">Norbert Heimsath</text:span></text:span><text:tab/><text:span text:style-name="Fußzeile_20_Seitenzahl"><text:page-number text:select-page="current">3</text:page-number></text:span></text:p>
      </style:footer>
    </style:master-page>
    <style:master-page style:name="Anhang" style:page-layout-name="Mpm3">
      <style:header>
        <text:p text:style-name="Kopfzeile_20_Titel"><draw:frame draw:style-name="Mfr1" draw:name="Bild1" text:anchor-type="paragraph" svg:x="13.744cm" svg:y="-1.298cm" svg:width="4.016cm" style:rel-width="scale" svg:height="1.713cm" style:rel-height="scale" draw:z-index="0"><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Kopfzeile_20_Kapitel">Anhang</text:p>
      </style:header>
      <style:footer>
        <text:p text:style-name="Footer"><text:span text:style-name="Fußzeile_20_Autor"><text:span text:style-name="MT1">Norbert Heimsath</text:span></text:span><text:tab/><text:span text:style-name="Fußzeile_20_Seitenzahl"><text:span text:style-name="MT3"><text:page-number text:select-page="current">0</text:page-number></text:span></text:span></text:p>
      </style:footer>
    </style:master-page>
    <style:master-page style:name="First_20_Page" style:display-name="First Page" style:page-layout-name="Mpm1" style:next-style-name="Standard"/>
    <style:master-page style:name="Lastenheft" style:page-layout-name="Mpm4" style:next-style-name="Inhalt">
      <style:header>
        <text:p text:style-name="MP3"><draw:frame draw:style-name="Mfr1" draw:name="Bild4" text:anchor-type="paragraph" svg:x="13.744cm" svg:y="-1.298cm" svg:width="4.016cm" style:rel-width="scale" svg:height="1.713cm" style:rel-height="scale" draw:z-index="0"><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Unternehmen.png</svg:desc></draw:frame>Prototyp zur Überwachung der Luftqualität</text:p>
        <text:p text:style-name="MP4">Entwurf und Bau eines Prototyps zur Überwachung der Luftqualität <text:line-break/>in den Schulungsräumen der IT-Akademie.</text:p>
        <text:p text:style-name="MP5"><text:chapter text:display="name" text:outline-level="1"/><text:span text:style-name="MT4">Lastenheft</text:span></text:p>
      </style:header>
      <style:footer>
        <text:p text:style-name="Footer"><text:span text:style-name="MT5">Norbert </text:span><text:span text:style-name="MT6">Heimsath</text:span><text:tab/></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Der Kurztitel</dc:title>
    <dc:subject>Der Langtitel der Projektdokumentation</dc:subject>
    <meta:creation-date>2016-10-02T21:34:39.867000000</meta:creation-date>
    <meta:editing-cycles>84</meta:editing-cycles>
    <meta:editing-duration>PT17H3M4S</meta:editing-duration>
    <dc:date>2022-04-28T13:41:52.493659880</dc:date>
    <meta:print-date>2022-04-25T12:40:04.340443525</meta:print-date>
    <meta:document-statistic meta:table-count="0" meta:image-count="4" meta:object-count="0" meta:page-count="5" meta:paragraph-count="81" meta:word-count="1118" meta:character-count="8362" meta:non-whitespace-character-count="7346"/>
    <meta:user-defined meta:name="Abgabedatum">01.01.2020</meta:user-defined>
    <meta:user-defined meta:name="Abgabejahr">2020</meta:user-defined>
    <meta:user-defined meta:name="Abgabeort">Abgabeort</meta:user-defined>
    <meta:user-defined meta:name="AdressePruefling">Prüflingsstraße 1</meta:user-defined>
    <meta:user-defined meta:name="AdresseUnternehmen" meta:value-type="string">Unternehmensstraße 1</meta:user-defined>
    <meta:user-defined meta:name="Ausbildungsberuf" meta:value-type="string">Fachinformatiker für Anwendungsentwicklung</meta:user-defined>
    <meta:user-defined meta:name="Autor" meta:value-type="string">Der Autor</meta:user-defined>
    <meta:user-defined meta:name="OrtPruefling" meta:value-type="string">12345 Prüflingsort</meta:user-defined>
    <meta:user-defined meta:name="OrtUnternehmen" meta:value-type="string">12345 Unternehmensort</meta:user-defined>
    <meta:user-defined meta:name="Unternehmen" meta:value-type="string">Das Unternehmen</meta:user-defined>
    <meta:template xlink:type="simple" xlink:actuate="onRequest" xlink:title="" xlink:href="../Vorlage.odt/Normal.dotm"/>
  </office:meta>
</office:document-meta>
</file>